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896cm" fo:min-width="12.584cm"/>
    </style:style>
    <style:style style:name="gr3" style:family="graphic" style:parent-style-name="standard">
      <style:graphic-properties draw:textarea-horizontal-align="justify" draw:textarea-vertical-align="middle" draw:auto-grow-height="false" fo:min-height="0.896cm" fo:min-width="23.76cm"/>
    </style:style>
    <style:style style:name="gr4" style:family="graphic" style:parent-style-name="standard" style:list-style-name="L2">
      <style:graphic-properties draw:textarea-horizontal-align="justify" draw:textarea-vertical-align="middle" draw:auto-grow-height="false" fo:min-height="1.126cm" fo:min-width="20.18cm"/>
    </style:style>
    <style:style style:name="gr5" style:family="graphic" style:parent-style-name="standard">
      <style:graphic-properties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.668cm" fo:min-width="9.308cm"/>
    </style:style>
    <style:style style:name="gr7" style:family="graphic" style:parent-style-name="standard">
      <style:graphic-properties draw:textarea-horizontal-align="justify" draw:textarea-vertical-align="middle" draw:auto-grow-height="false" fo:min-height="1.271cm" fo:min-width="0.136cm"/>
    </style:style>
    <style:style style:name="gr8" style:family="graphic" style:parent-style-name="standard" style:list-style-name="L2">
      <style:graphic-properties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3.586cm" style:use-optimal-column-width="false"/>
    </style:style>
    <style:style style:name="co2" style:family="table-column">
      <style:table-column-properties style:column-width="13.591cm" style:use-optimal-column-width="false"/>
    </style:style>
    <style:style style:name="co3" style:family="table-column">
      <style:table-column-properties style:column-width="12.698cm" style:use-optimal-column-width="false"/>
    </style:style>
    <style:style style:name="co4" style:family="table-column">
      <style:table-column-properties style:column-width="12.702cm" style:use-optimal-column-width="false"/>
    </style:style>
    <style:style style:name="ro1" style:family="table-row">
      <style:table-row-properties style:row-height="3.016cm"/>
    </style:style>
    <style:style style:name="ro2" style:family="table-row">
      <style:table-row-properties style:row-height="2.465cm"/>
    </style:style>
    <style:style style:name="ce1" style:family="table-cell">
      <style:paragraph-properties fo:text-align="start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paragraph-properties fo:text-align="start"/>
      <style:text-properties style:font-name="Liberation Sans" fo:font-size="14pt" style:letter-kerning="true" style:font-size-asian="14pt" style:font-size-complex="14pt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" fo:font-size="18pt" style:letter-kerning="true" style:font-size-asian="18pt" style:font-size-complex="18pt"/>
    </style:style>
    <style:style style:name="P4" style:family="paragraph">
      <style:paragraph-properties fo:text-align="center"/>
      <style:text-properties style:font-name="Liberation Sans" fo:font-size="15pt" style:letter-kerning="true" style:font-size-asian="15pt" style:font-size-complex="15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start"/>
      <style:text-properties style:font-name="Liberation Sans" fo:font-size="14pt" style:letter-kerning="true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Database Independent Desig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13.208cm" svg:height="1.27cm" svg:x="4.826cm" svg:y="0.254cm">
          <text:p text:style-name="P2"><text:span text:style-name="T1">REST</text:span> <text:span text:style-name="T1">API – JSON data exchange to the outer worl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4.384cm" svg:height="1.27cm" svg:x="1.778cm" svg:y="4.318cm">
          <text:p text:style-name="P2"><text:span text:style-name="T1">Domain Entities – classes and objects are created as per the need of <text:s/>application </text:span></text:p>
          <text:p text:style-name="P2"><text:span text:style-name="T1">independent of <text:s/>database technolog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0.828cm" svg:height="1.524cm" svg:x="2.54cm" svg:y="2.032cm">
          <text:p text:style-name="P2"><text:span text:style-name="T1">Domain</text:span> <text:span text:style-name="T1">Actions</text:span> <text:span text:style-name="T1">and</text:span> <text:span text:style-name="T1">Logics- actions on <text:s/>domain entities and domain repositories. </text:span></text:p>
          <text:p text:style-name="P2"><text:span text:style-name="T1">Never call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934cm" svg:height="0.651cm" svg:x="2.794cm" svg:y="14.224cm">
          <text:p text:style-name="P4">SQL Driv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9.906cm" svg:height="1.016cm" svg:x="8.382cm" svg:y="9.144cm">
          <text:p text:style-name="P2"><text:span text:style-name="T1">Domain Entities Repositori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527cm" svg:height="0.651cm" svg:x="0.792cm" svg:y="14.913cm">
          <text:p text:style-name="P4">SQL 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523cm" svg:height="0.651cm" svg:x="21.623cm" svg:y="14.192cm">
          <text:p text:style-name="P4">Mongo Driv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848cm" svg:height="0.651cm" svg:x="22.606cm" svg:y="14.843cm">
          <text:p text:style-name="P4">MongoDB 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7.176cm" svg:height="3.015cm" svg:x="0.304cm" svg:y="10.0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3">
                  <text:list-item>
                    <text:p text:style-name="P6">Convert domain object to Storage Object for creation</text:p>
                  </text:list-item>
                  <text:list-item>
                    <text:p text:style-name="P6">It can also directly take <text:s/>JSON data for creating and storing the object</text:p>
                  </text:list-item>
                  <text:list-item>
                    <text:p text:style-name="P6">For Update, takes JSON search string and data</text:p>
                  </text:list-item>
                  <text:list-item>
                    <text:p text:style-name="P6">Makes call to storage driver and stores the objects</text:p>
                  </text:list-item>
                </text:list>
              </table:table-cell>
              <table:table-cell table:style-name="ce2">
                <text:list text:continue-numbering="true" text:style-name="L3">
                  <text:list-item>
                    <text:p text:style-name="P6">Accepts search string in JSON format</text:p>
                  </text:list-item>
                  <text:list-item>
                    <text:p text:style-name="P6">Retrieves Storage object</text:p>
                  </text:list-item>
                  <text:list-item>
                    <text:p text:style-name="P6">Convert them to Domain Object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399cm" svg:height="3.015cm" svg:x="1.013cm" svg:y="5.49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3">
                <text:list text:style-name="L3">
                  <text:list-item>
                    <text:p text:style-name="P6">Can be created from JSON Type data using from_dict</text:p>
                  </text:list-item>
                  <text:list-item>
                    <text:p text:style-name="P6">Or using the Class constructor</text:p>
                  </text:list-item>
                  <text:list-item>
                    <text:p text:style-name="P6">For persistence, <text:s/>the objects can be saved in repo</text:p>
                  </text:list-item>
                </text:list>
                <text:p text:style-name="P6"/>
              </table:table-cell>
              <table:table-cell table:style-name="ce4">
                <text:list text:continue-numbering="true" text:style-name="L3">
                  <text:list-item>
                    <text:p><text:span text:style-name="T2">Calls Domain Repo to retrieve the objects</text:span></text:p>
                  </text:list-item>
                  <text:list-item>
                    <text:p><text:span text:style-name="T2">Have relational representation in native data structure</text:span></text:p>
                  </text:list-item>
                  <text:list-item>
                    <text:p><text:span text:style-name="T2">e.g. one to many <text:s/>attribute can be presented as a list of objects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2" draw:layer="layout" svg:width="1.27cm" svg:height="1.738cm" svg:x="4.826cm" svg:y="8.3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1.27cm" svg:height="1.738cm" svg:x="22.098cm" svg:y="8.3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13.141cm" svg:height="1.303cm" svg:x="6.357cm" svg:y="14.224cm">
          <text:p text:style-name="P4">Each storage drivers provides CURD methods for their </text:p>
          <text:p text:style-name="P4">Database with input and out put as JS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9T12:08:52.243310039</meta:creation-date>
    <dc:date>2020-02-19T13:13:17.300286473</dc:date>
    <meta:editing-duration>PT54M8S</meta:editing-duration>
    <meta:editing-cycles>22</meta:editing-cycles>
    <meta:generator>LibreOffice/6.2.5.2$Linux_X86_64 LibreOffice_project/20$Build-2</meta:generator>
    <meta:document-statistic meta:object-count="40"/>
  </office:meta>
</office:document-meta>
</file>